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862cm" fo:min-width="7.755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544cm" fo:min-width="0.612cm"/>
      <style:paragraph-properties style:writing-mode="lr-tb"/>
    </style:style>
    <style:style style:name="gr7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objectwithoutfill">
      <style:graphic-properties svg:stroke-color="#ff0000"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1.072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544cm" fo:min-width="1.088cm"/>
      <style:paragraph-properties style:writing-mode="lr-tb"/>
    </style:style>
    <style:style style:name="gr13" style:family="graphic" style:parent-style-name="objectwithoutfill">
      <style:graphic-properties svg:stroke-color="#ff0000" draw:marker-end="Arrowheads_20_7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5" style:family="graphic" style:parent-style-name="standard">
      <style:graphic-properties svg:stroke-color="#333333" draw:fill-color="#eeeeee" draw:textarea-horizontal-align="justify" draw:textarea-vertical-align="middle" draw:auto-grow-height="false" fo:min-height="4.83cm" fo:min-width="7.755cm"/>
    </style:style>
    <style:style style:name="gr1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18" style:family="graphic" style:parent-style-name="objectwithoutfill">
      <style:graphic-properties svg:stroke-color="#ff0000" draw:marker-end="Arrowheads_20_10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97cm" fo:min-width="3.3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07cm" svg:y1="1cm" svg:x2="10.525cm" svg:y2="27.352cm">
          <text:p/>
        </draw:line>
        <draw:frame draw:style-name="gr2" draw:text-style-name="P2" draw:layer="layout" svg:width="7.302cm" svg:height="3.175cm" svg:x="3.54cm" svg:y="1.952cm">
          <draw:text-box>
            <text:p>Server side</text:p>
          </draw:text-box>
        </draw:frame>
        <draw:frame draw:style-name="gr3" draw:text-style-name="P2" draw:layer="layout" svg:width="4.763cm" svg:height="1.587cm" svg:x="13.382cm" svg:y="1.952cm">
          <draw:text-box>
            <text:p>Client side</text:p>
          </draw:text-box>
        </draw:frame>
        <draw:custom-shape draw:style-name="gr4" draw:text-style-name="P3" draw:layer="layout" svg:width="8.255cm" svg:height="11.112cm" svg:x="1.317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985cm" svg:height="1.673cm" svg:x="1.952cm" svg:y="3.222cm">
          <draw:text-box>
            <text:p text:style-name="P4"><text:span text:style-name="T1">LobbyCoroutineServer</text:span></text:p>
          </draw:text-box>
        </draw:frame>
        <draw:custom-shape draw:style-name="gr4" draw:text-style-name="P3" draw:layer="layout" svg:width="8.255cm" svg:height="11.112cm" svg:x="11.16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985cm" svg:height="1.673cm" svg:x="11.795cm" svg:y="3.222cm">
          <draw:text-box>
            <text:p text:style-name="P4"><text:span text:style-name="T1">LobbyCoroutineClient</text:span></text:p>
          </draw:text-box>
        </draw:frame>
        <draw:custom-shape draw:style-name="gr6" draw:text-style-name="P6" xml:id="id1" draw:id="id1" draw:layer="layout" svg:width="2.223cm" svg:height="1.587cm" svg:x="14.017cm" svg:y="6.08cm">
          <text:p text:style-name="P3"><text:span text:style-name="T2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4.017cm" svg:y1="5.127cm" svg:x2="8.302cm" svg:y2="5.127cm">
          <text:p/>
        </draw:line>
        <draw:frame draw:style-name="gr8" draw:text-style-name="P8" xml:id="id2" draw:id="id2" draw:layer="layout" svg:width="2.54cm" svg:height="1.039cm" svg:x="14.017cm" svg:y="4.81cm">
          <draw:text-box>
            <text:p text:style-name="P7"><text:span text:style-name="T2">Connects to server</text:span></text:p>
          </draw:text-box>
        </draw:frame>
        <draw:connector draw:style-name="gr9" draw:text-style-name="P9" draw:layer="layout" svg:x1="16.24cm" svg:y1="6.874cm" svg:x2="16.557cm" svg:y2="5.329cm" draw:start-shape="id1" draw:start-glue-point="7" draw:end-shape="id2" svg:d="M16240 6874h817v-1545h-500" svg:viewBox="0 0 818 1546">
          <text:p text:style-name="P3"><text:span text:style-name="T2">If not, retry</text:span></text:p>
        </draw:connector>
        <draw:frame draw:style-name="gr5" draw:text-style-name="P8" xml:id="id4" draw:id="id4" draw:layer="layout" svg:width="5.398cm" svg:height="1.673cm" svg:x="3.54cm" svg:y="4.81cm">
          <draw:text-box>
            <text:p text:style-name="P7"><text:span text:style-name="T2">Player count + 1</text:span></text:p>
          </draw:text-box>
        </draw:frame>
        <draw:custom-shape draw:style-name="gr6" draw:text-style-name="P6" xml:id="id3" draw:id="id3" draw:layer="layout" svg:width="2.223cm" svg:height="1.587cm" svg:x="3.857cm" svg:y="6.08cm">
          <text:p text:style-name="P3"><text:span text:style-name="T2">Pc == 4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9" draw:layer="layout" svg:x1="6.08cm" svg:y1="6.874cm" svg:x2="8.938cm" svg:y2="5.646cm" draw:start-shape="id3" draw:start-glue-point="7" draw:end-shape="id4" svg:d="M6080 6874h3358v-1228h-500" svg:viewBox="0 0 3359 1229">
          <text:p text:style-name="P3"><text:span text:style-name="T2">If not, wait</text:span></text:p>
        </draw:connector>
        <draw:line draw:style-name="gr10" draw:text-style-name="P10" draw:layer="layout" svg:x1="4.81cm" svg:y1="8.62cm" svg:x2="12.112cm" svg:y2="8.62cm">
          <text:p text:style-name="P3"><text:span text:style-name="T2">Load scene lvl1</text:span></text:p>
          <text:p text:style-name="P3"><text:span text:style-name="T2"/></text:p>
        </draw:line>
        <draw:custom-shape draw:style-name="gr11" draw:text-style-name="P9" xml:id="id6" draw:id="id6" draw:layer="layout" svg:width="2.222cm" svg:height="1.905cm" svg:x="14.018cm" svg:y="7.985cm">
          <text:p text:style-name="P3"><text:span text:style-name="T2">Load scene a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5" draw:id="id5" draw:layer="layout" svg:width="3.175cm" svg:height="1.587cm" svg:x="13.382cm" svg:y="10.207cm">
          <text:p text:style-name="P3"><text:span text:style-name="T2">Read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9" draw:layer="layout" svg:x1="16.557cm" svg:y1="11.001cm" svg:x2="16.24cm" svg:y2="8.937cm" draw:start-shape="id5" draw:start-glue-point="7" draw:end-shape="id6" svg:d="M16557 11001h501v-2064h-818" svg:viewBox="0 0 819 2065">
          <text:p text:style-name="P3"><text:span text:style-name="T2">If not, wait</text:span></text:p>
        </draw:connector>
        <draw:line draw:style-name="gr13" draw:text-style-name="P10" draw:layer="layout" svg:x1="13.382cm" svg:y1="11.16cm" svg:x2="8.302cm" svg:y2="11.16cm">
          <text:p text:style-name="P3"><text:span text:style-name="T2"/></text:p>
          <text:p text:style-name="P3"><text:span text:style-name="T2"/></text:p>
        </draw:line>
        <draw:frame draw:style-name="gr8" draw:text-style-name="P8" draw:layer="layout" svg:width="3.493cm" svg:height="0.645cm" svg:x="11.16cm" svg:y="10.525cm">
          <draw:text-box>
            <text:p text:style-name="P7"><text:span text:style-name="T2">Scene ok</text:span></text:p>
          </draw:text-box>
        </draw:frame>
        <draw:frame draw:style-name="gr14" draw:text-style-name="P8" xml:id="id8" draw:id="id8" draw:layer="layout" svg:width="4.763cm" svg:height="1.27cm" svg:x="3.54cm" svg:y="10.842cm">
          <draw:text-box>
            <text:p text:style-name="P7"><text:span text:style-name="T2">Players ready + 1</text:span></text:p>
          </draw:text-box>
        </draw:frame>
        <draw:custom-shape draw:style-name="gr6" draw:text-style-name="P6" xml:id="id7" draw:id="id7" draw:layer="layout" svg:width="2.223cm" svg:height="1.587cm" svg:x="3.857cm" svg:y="11.795cm">
          <text:p text:style-name="P3"><text:span text:style-name="T2">Pr == 4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9" draw:layer="layout" svg:x1="6.08cm" svg:y1="12.589cm" svg:x2="8.303cm" svg:y2="11.477cm" draw:start-shape="id7" draw:start-glue-point="7" draw:end-shape="id8" svg:d="M6080 12589h2723v-1112h-500" svg:viewBox="0 0 2724 1113">
          <text:p text:style-name="P3"><text:span text:style-name="T2">If not, wait</text:span></text:p>
        </draw:connector>
        <draw:custom-shape draw:style-name="gr15" draw:text-style-name="P11" draw:layer="layout" svg:width="8.255cm" svg:height="5.08cm" svg:x="1.317cm" svg:y="14.0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8.255cm" svg:height="5.08cm" svg:x="11.16cm" svg:y="14.335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6.985cm" svg:height="0.962cm" svg:x="1.952cm" svg:y="14.652cm">
          <draw:text-box>
            <text:p>GameRoutineServer</text:p>
          </draw:text-box>
        </draw:frame>
        <draw:frame draw:style-name="gr17" draw:text-style-name="P2" draw:layer="layout" svg:width="6.985cm" svg:height="2.858cm" svg:x="12.112cm" svg:y="14.652cm">
          <draw:text-box>
            <text:p>GameRoutineClient</text:p>
            <text:p/>
          </draw:text-box>
        </draw:frame>
        <draw:line draw:style-name="gr18" draw:text-style-name="P10" draw:layer="layout" svg:x1="6.08cm" svg:y1="17.192cm" svg:x2="14.017cm" svg:y2="17.192cm">
          <text:p text:style-name="P3"><text:span text:style-name="T2">Sends player spawn info</text:span></text:p>
          <text:p text:style-name="P3"><text:span text:style-name="T2"/></text:p>
        </draw:line>
        <draw:line draw:style-name="gr18" draw:text-style-name="P10" draw:layer="layout" svg:x1="6.08cm" svg:y1="16.149cm" svg:x2="14.017cm" svg:y2="16.149cm">
          <text:p text:style-name="P3"><text:span text:style-name="T2">Assigns player uuid</text:span></text:p>
          <text:p text:style-name="P3"><text:span text:style-name="T2"/></text:p>
        </draw:line>
        <draw:custom-shape draw:style-name="gr19" draw:text-style-name="P9" draw:layer="layout" svg:width="5.398cm" svg:height="1.905cm" svg:x="14.017cm" svg:y="15.605cm">
          <text:p text:style-name="P9"><text:span text:style-name="T2">RTypeDistan</text:span><text:span text:style-name="T2">t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6.35cm" svg:height="1.905cm" svg:x="14.017cm" svg:y="17.51cm">
          <draw:text-box>
            <text:p text:style-name="P12"><text:span text:style-name="T3">- Creates entities (loads player </text:span><text:span text:style-name="T3">prefab)</text:span><text:span text:style-name="T3"><text:line-break/></text:span><text:span text:style-name="T3">- Creates controllers and assigns </text:span><text:span text:style-name="T3">them to entities</text:span></text:p>
          </draw:text-box>
        </draw:frame>
        <draw:custom-shape draw:style-name="gr12" draw:text-style-name="P6" draw:layer="layout" svg:width="3.175cm" svg:height="1.587cm" svg:x="2.905cm" svg:y="17.192cm">
          <text:p text:style-name="P3"><text:span text:style-name="T2">Wait for end of game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2" draw:layer="layout" svg:width="14.923cm" svg:height="0.962cm" svg:x="4.492cm" svg:y="0.99cm">
          <draw:text-box>
            <text:p>Network initialization with coroutin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1:49:51.800572780</meta:creation-date>
    <dc:date>2023-12-26T12:08:01.440838280</dc:date>
    <meta:editing-duration>PT18M10S</meta:editing-duration>
    <meta:editing-cycles>1</meta:editing-cycles>
    <meta:document-statistic meta:object-count="33"/>
    <meta:generator>LibreOffice/7.5.9.2$Linux_X86_64 LibreOffice_project/50$Build-2</meta:generator>
  </office:meta>
</office:document-meta>
</file>